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Feuille1.K1"/>
      <style:map style:condition="cell-content()=0" style:apply-style-name="Error" style:base-cell-address="Feuille1.K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position en coordonnées polaire</text:p>
          </table:table-cell>
          <table:table-cell office:value-type="string" calcext:value-type="string">
            <text:p>\(\vec{OM} = \rho \vec{e_{\rho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vitesse en coordonnées polaire</text:p>
          </table:table-cell>
          <table:table-cell office:value-type="string" calcext:value-type="string">
            <text:p>\(\vec{v} = \dot{\rho}\vec{e_{\rho}}+\rho\dot{\varphi}\vec{e_{\varphi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accélération en coordonnées polaires</text:p>
          </table:table-cell>
          <table:table-cell office:value-type="string" calcext:value-type="string">
            <text:p>\(\vec{a} = <text:s/>(\ddot{\rho}-\rho\dot{\varphi}^2)\vec{e_{\rho}}+(\rho\ddot{\varphi}+2\dot{\rho}\dot{\varphi})\vec{e_{\varphi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position en coordonnées polaire dans un mouvement circulaire</text:p>
          </table:table-cell>
          <table:table-cell office:value-type="string" calcext:value-type="string">
            <text:p>\(\vec{OM} = \rho \vec{e_{\rho}} = R \vec{e_{\rho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vitesse en coordonnées polaire dans un mouvement circulaire</text:p>
          </table:table-cell>
          <table:table-cell office:value-type="string" calcext:value-type="string">
            <text:p>\(\vec{v} = R\frac{d\vec{e_{\rho}}}{dt} = R\dot{\varphi}\vec{e_{\varphi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accélération en coordonnées polaires dans un mouvement circulaire</text:p>
          </table:table-cell>
          <table:table-cell office:value-type="string" calcext:value-type="string">
            <text:p>\(\vec{a} = \frac{d}{dt}(R\dot{\varphi}\vec{e_{\varphi}}) = R\ddot{\varphi}\vec{e_{\varphi}}+R\dot{\varphi}\frac{\vec{e_{\varphi}}}{dt} = R \ddot{\varphi}\vec{e_{\varphi}} – R\dot{\varphi}^2\vec{e_{\rho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position en coordonnées polaire dans un mouvement circulaire uniforme</text:p>
          </table:table-cell>
          <table:table-cell office:value-type="string" calcext:value-type="string">
            <text:p>\(\vec{OM} = \rho \vec{e_{\rho}} = R \vec{e_{\rho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vitesse en coordonnées polaire dans un mouvement circulaire uniforme</text:p>
          </table:table-cell>
          <table:table-cell office:value-type="string" calcext:value-type="string">
            <text:p>\(\vec{v} = V\vec{e_{\varphi}} = R\omega \vec{e_{\varphi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eur accélération en coordonnées polaires dans un mouvement circulaire uniforme</text:p>
          </table:table-cell>
          <table:table-cell office:value-type="string" calcext:value-type="string">
            <text:p>\(\vec{a} = -R\dot{\varphi}^2\vec{e_{\rho}} + R\ddot{\varphi}\vec{e_{\varphi}} = -R\omega^2\vec{e_{\rho}} = -R\frac{V^2}{R^2}\vec{e_{\rho}} = -\frac{V^2}{R}\vec{e_{\rho}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sation</text:p>
          </table:table-cell>
          <table:table-cell office:value-type="string" calcext:value-type="string">
            <text:p>Quand la vitesse angulaire \(\dot{\varphi}\) est constante, <text:s/>on l'appelle la pulsation, notée \(\Omega\) ou \(\omega\). On suppose que \(\varphi(t)\) est orienté de sorte que \(\dot{\varphi} &gt;0$\) Dans ce as, \(|\dot{\varphi}| = \dot{\varphi} = \frac{V}{R}\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<text:s/>nécessaire pour faire un tour : \(T = \frac{2\pi}{\omega}\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Nombre de tours éffectués par seconde : \(\nu = \frac{1}{T}\)</text:p>
          </table:table-cell>
          <table:table-cell table:number-columns-repeated="9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K1:Feuille1.K1048576">
            <calcext:condition calcext:apply-style-name="Good" calcext:value="&gt;0" calcext:base-cell-address="Feuille1.K1"/>
            <calcext:condition calcext:apply-style-name="Error" calcext:value="=0" calcext:base-cell-address="Feuille1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7:12.818198081</meta:creation-date>
    <dc:date>2024-10-10T15:19:11.597856462</dc:date>
    <meta:editing-duration>PT3H52M51S</meta:editing-duration>
    <meta:editing-cycles>21</meta:editing-cycles>
    <meta:generator>LibreOffice/7.3.7.2$Linux_X86_64 LibreOffice_project/30$Build-2</meta:generator>
    <meta:document-statistic meta:table-count="1" meta:cell-count="26" meta:object-count="0"/>
  </office:meta>
</office:document-meta>
</file>